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sans-serif" fo:font-size="13pt" style:font-size-asian="13pt" style:font-size-complex="13pt"/>
    </style:style>
    <style:style style:name="P2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style:text-position="super 66.6%"/>
    </style:style>
    <style:style style:name="T4" style:parent-style-name="Policepardéfaut" style:family="text">
      <style:text-properties style:text-position="super 66.6%"/>
    </style:style>
    <style:style style:name="T5" style:parent-style-name="Policepardéfaut" style:family="text">
      <style:text-properties style:text-position="super 66.6%"/>
    </style:style>
    <style:style style:name="T6" style:parent-style-name="Policepardéfaut" style:family="text">
      <style:text-properties style:text-position="super 66.6%"/>
    </style:style>
    <style:style style:name="T7" style:parent-style-name="Policepardéfaut" style:family="text">
      <style:text-properties fo:font-weight="bold" style:font-weight-asian="bold" fo:font-size="14pt" style:font-size-asian="14pt" style:font-size-complex="14pt"/>
    </style:style>
    <style:style style:name="T8" style:parent-style-name="Policepardéfaut" style:family="text">
      <style:text-properties fo:font-weight="bold" style:font-weight-asian="bold" style:text-position="super 64.2%" fo:font-size="14pt" style:font-size-asian="14pt" style:font-size-complex="14pt"/>
    </style:style>
    <style:style style:name="T9" style:parent-style-name="Policepardéfaut" style:family="text">
      <style:text-properties fo:font-weight="bold" style:font-weight-asian="bold" fo:font-size="14pt" style:font-size-asian="14pt" style:font-size-complex="14pt"/>
    </style:style>
    <style:style style:name="T10" style:parent-style-name="Policepardéfaut" style:family="text">
      <style:text-properties fo:font-weight="bold" style:font-weight-asian="bold" style:text-position="super 64.2%" fo:font-size="14pt" style:font-size-asian="14pt" style:font-size-complex="14pt"/>
    </style:style>
    <style:style style:name="T11" style:parent-style-name="Policepardéfaut" style:family="text">
      <style:text-properties fo:font-weight="bold" style:font-weight-asian="bold" fo:font-size="14pt" style:font-size-asian="14pt" style:font-size-complex="14pt"/>
    </style:style>
    <style:style style:name="T12" style:parent-style-name="Policepardéfaut" style:family="text">
      <style:text-properties fo:font-weight="bold" style:font-weight-asian="bold" fo:font-size="14pt" style:font-size-asian="14pt" style:font-size-complex="14pt"/>
    </style:style>
    <style:style style:name="T13" style:parent-style-name="Policepardéfaut" style:family="text">
      <style:text-properties fo:font-weight="bold" style:font-weight-asian="bold" style:text-position="super 64.2%" fo:font-size="14pt" style:font-size-asian="14pt" style:font-size-complex="14pt"/>
    </style:style>
    <style:style style:name="T14" style:parent-style-name="Policepardéfaut" style:family="text">
      <style:text-properties fo:font-weight="bold" style:font-weight-asian="bold" fo:font-size="14pt" style:font-size-asian="14pt" style:font-size-complex="14pt"/>
    </style:style>
    <style:style style:name="T15" style:parent-style-name="Policepardéfaut" style:family="text">
      <style:text-properties fo:font-weight="bold" style:font-weight-asian="bold" style:text-position="super 64.2%" fo:font-size="14pt" style:font-size-asian="14pt" style:font-size-complex="14pt"/>
    </style:style>
    <style:style style:name="T16" style:parent-style-name="Policepardéfaut" style:family="text">
      <style:text-properties fo:font-weight="bold" style:font-weight-asian="bold" fo:font-size="14pt" style:font-size-asian="14pt" style:font-size-complex="14pt"/>
    </style:style>
    <style:style style:name="T17" style:parent-style-name="Policepardéfaut" style:family="text">
      <style:text-properties fo:font-weight="bold" style:font-weight-asian="bold" style:text-position="super 64.2%" fo:font-size="14pt" style:font-size-asian="14pt" style:font-size-complex="14pt"/>
    </style:style>
    <style:style style:name="T18" style:parent-style-name="Policepardéfaut" style:family="text">
      <style:text-properties fo:font-weight="bold" style:font-weight-asian="bold" fo:font-size="14pt" style:font-size-asian="14pt" style:font-size-complex="14pt"/>
    </style:style>
    <style:style style:name="P19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0" style:parent-style-name="Standard" style:family="paragraph">
      <style:text-properties fo:font-weight="bold" style:font-weight-asian="bold" fo:color="#FF0000"/>
    </style:style>
    <style:style style:name="P21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2" style:parent-style-name="Standard" style:family="paragraph">
      <style:text-properties fo:color="#FF0000"/>
    </style:style>
    <style:style style:name="T23" style:parent-style-name="Policepardéfaut" style:family="text">
      <style:text-properties fo:color="#FF0000"/>
    </style:style>
  </office:automatic-styles>
  <office:body>
    <office:text text:use-soft-page-breaks="true">
      <text:p text:style-name="P1"><text:s text:c="36"/>TME3 : Realisation d’une ALU et d’un opérateur de décalage</text:p>
      <text:p text:style-name="Standard"/>
      <text:p text:style-name="P2">Exercice 1 :</text:p>
      <text:p text:style-name="Standard"><text:s/></text:p>
      <text:p text:style-name="Standard">Question 1: pour construire l’ALU on utilise l’additionneur 4 bits<text:s/>réalisé au TME précédent <text:s/>.</text:p>
      <text:p text:style-name="Standard"><text:s text:c="18"/></text:p>
      <text:p text:style-name="Standard">Question 2 : on vérifie le bon fonctionnement de l’ALU par simulation .</text:p>
      <text:p text:style-name="Standard"/>
      <text:p text:style-name="Standard">Question 3: l’intervalle des valeurs des operands sur 4 bbits X <text:s/>et Y pour les quelles S représente effectivement</text:p>
      <text:p text:style-name="Standard"><text:s text:c="19"/>X+Y<text:s/>et X-Y :</text:p>
      <text:p text:style-name="Standard"><text:tab/><text:s text:c="7"/>-2<text:span text:style-name="T3">3<text:s/></text:span>&lt;X+Y &lt; 2<text:span text:style-name="T4">3</text:span><text:s/>-1</text:p>
      <text:p text:style-name="Standard"><text:tab/><text:s text:c="7"/>-2<text:span text:style-name="T5">3<text:s/></text:span>&lt;X-Y &lt; 2<text:span text:style-name="T6">3</text:span><text:s/>-1</text:p>
      <text:p text:style-name="Standard"/>
      <text:p text:style-name="Standard"><text:tab/><text:s text:c="7"/>alors<text:s/><text:span text:style-name="T7">-2</text:span><text:span text:style-name="T8">3<text:s/></text:span><text:span text:style-name="T9">&lt;X&lt; 2</text:span><text:span text:style-name="T10">3</text:span><text:span text:style-name="T11"><text:s/>-1 <text:s/></text:span>et<text:span text:style-name="T12"><text:s text:c="2"/>-2</text:span><text:span text:style-name="T13">3</text:span><text:span text:style-name="T14">+1/2<text:s/></text:span><text:span text:style-name="T15"><text:s/></text:span><text:span text:style-name="T16">&lt;Y &lt; 2</text:span><text:span text:style-name="T17">3</text:span><text:span text:style-name="T18"><text:s/>-1/2</text:span></text:p>
      <text:p text:style-name="Standard"/>
      <text:p text:style-name="Standard">Question 4: on modifie l’ALU <text:s/>on modifiant d’abord l’additonneur 4 bits .</text:p>
      <text:p text:style-name="Standard">Question 5: on vérifie le bon fonctionnement de l’ALU par simulation en utilisant des exemples de TD.</text:p>
      <text:p text:style-name="Standard"><text:s text:c="17"/></text:p>
      <text:p text:style-name="P19">Exercice 2 :</text:p>
      <text:p text:style-name="Standard"/>
      <text:p text:style-name="Standard">Question 1:</text:p>
      <text:p text:style-name="Standard">Leffet du decalage a droite de i bits sur un entire coder sur n bits et de decaler le nombre a droite on ajoutant le bits de signe sur les bits du poid fort et c est<text:s/>equivalent a deviser par 2^i</text:p>
      <text:p text:style-name="Standard"/>
      <text:p text:style-name="Standard"><text:tab/>__0011 &gt;&gt; 0 = 0011 → 3/1 = 3</text:p>
      <text:p text:style-name="Standard"><text:tab/>__0011 &gt;&gt; 1 = 0001 → 3/2 = 1</text:p>
      <text:p text:style-name="Standard"><text:tab/>__1011 &gt;&gt; 1 = 1101 → -5/2 = -3</text:p>
      <text:p text:style-name="Standard"><text:tab/>__0011 &gt;&gt; 2 = 0000 → ¾ = 0</text:p>
      <text:p text:style-name="Standard"><text:tab/>__1011 &gt;&gt; 2 = 1110 → -5/4 = -2</text:p>
      <text:p text:style-name="Standard"><text:tab/>__0011 &gt;&gt; 3 = 0000 → 3/8 = 0</text:p>
      <text:p text:style-name="Standard"><text:tab/>__1011 &gt;&gt; 3 = <text:s/>1111 → -5/8 = -1</text:p>
      <text:p text:style-name="Standard"><text:tab/><text:s text:c="4"/></text:p>
      <text:p text:style-name="Standard"/>
      <text:p text:style-name="Standard">Question 2: <text:s/></text:p>
      <text:p text:style-name="Standard"><text:tab/>S=d1d0(a3a3a3a3)+non(d1)d0(a3a3a2a1)+d1non(d0)(a3a3a3a2)+non(d1)non(d0) (a3a2a1a0)</text:p>
      <text:p text:style-name="Standard"/>
      <text:p text:style-name="Standard"><text:tab/>s3 = a3</text:p>
      <text:p text:style-name="Standard"><text:tab/>s2 = non(d0)non(d1)a2+a3</text:p>
      <text:p text:style-name="Standard"><text:tab/>s1 = non(d0)(non(d1)a1+ d1a2)+ a3</text:p>
      <text:p text:style-name="Standard"><text:tab/>s0 = non(d0)(non(d1)a0+ d1a1)+ d0non(d1)a2+ a3</text:p>
      <text:p text:style-name="P20"/>
      <text:p text:style-name="Standard"/>
      <text:p text:style-name="Standard">Question 3 : on réalise le circuit et<text:s/>on vérifie le bon fonctionnement de l’ALU par simulation .</text:p>
      <text:p text:style-name="Standard"/>
      <text:p text:style-name="P21">Exercice 3 :</text:p>
      <text:p text:style-name="Standard"/>
      <text:p text:style-name="Standard">Question 1:</text:p>
      <text:p text:style-name="Standard">Leffet du decalage a gauche de i bits sur un entire coder sur n bits et de decaler le nombre a gauche on ajoutant des zeros sur les bits du poid faible et c est equivalent a multiplier par 2^i</text:p>
      <text:p text:style-name="Standard"/>
      <text:p text:style-name="Standard"><text:tab/>__0011 &lt;&lt; 0 = 0011</text:p>
      <text:p text:style-name="Standard"><text:tab/>__0011 &lt;&lt; 1 = 0110</text:p>
      <text:soft-page-break/>
      <text:p text:style-name="Standard"><text:tab/>__0011 &lt;&lt; 2 = 1100</text:p>
      <text:p text:style-name="Standard"><text:tab/>__0011 &lt;&lt; 3 =1000</text:p>
      <text:p text:style-name="Standard"/>
      <text:p text:style-name="Standard">Quesiton 2:</text:p>
      <text:p text:style-name="Standard"><text:tab/>S=d1d0(a0 000)+non(d1)d0(a2a1a0 0)+d1non(d0)(a1a0 00)+non(d1)non(d0)( a3a2a1a0)</text:p>
      <text:p text:style-name="P22"/>
      <text:p text:style-name="Standard"><text:span text:style-name="T23"><text:tab/></text:span>s3 =non( d0)(d1 a2+ non(d1)a3)+ d0(d1 a0+ non(d)a1)</text:p>
      <text:p text:style-name="Standard"><text:tab/>s2<text:s/>= d0(d1 a1+ non(d1)a0)+ non(d1)non(d0)a2</text:p>
      <text:p text:style-name="Standard"><text:tab/>s1 =non( d0)(d1 a0+ non(d1)a1)</text:p>
      <text:p text:style-name="Standard"><text:tab/>s0 = non(d1)non(d0)a0</text:p>
      <text:p text:style-name="Standard"/>
      <text:p text:style-name="Standard">Question 3:</text:p>
      <text:p text:style-name="Standard"><text:tab/><text:s/>on réalise le circuit et on vérifie le bon fonctionnement de l’ALU par simulation .</text:p>
      <text:p text:style-name="Standard"/>
      <text:p text:style-name="Standard">Exercice 3:</text:p>
      <text:p text:style-name="Standard"/>
      <text:p text:style-name="Standard">Question 1: <text:s/></text:p>
      <text:p text:style-name="Standard"><text:tab/>Lexpression boolenne de A&lt;B=1 <text:s text:c="2"/>est<text:s/><text:s/>equivalent a lexpression ou B-A&gt;=0</text:p>
      <text:p text:style-name="Standard"><text:tab/>On construit un circuit qui calculi B-A puis on utlise lexpression ci dessous<text:s/></text:p>
      <text:p text:style-name="Standard"/>
      <text:p text:style-name="Standard"><text:s text:c="26"/>non( ZF+SF<text:tab/>)</text:p>
      <text:p text:style-name="Standard"/>
      <text:p text:style-name="Standard"><text:tab/>loperateur logique pour coder ai=bi est le XOR</text:p>
      <text:p text:style-name="Standard"/>
      <text:p text:style-name="Standard"/>
      <text:p text:style-name="Standard"><text:tab/>Bi&gt;Ai <text:s text:c="2"/>=&gt; non (A)B</text:p>
      <text:p text:style-name="Standard"/>
      <text:p text:style-name="Standard"><text:tab/></text:p>
      <text:p text:style-name="Standard"><text:tab/><text:tab/></text:p>
      <text:p text:style-name="Standard"/>
      <text:p text:style-name="Standard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37in" fo:margin-left="0.7875in" fo:margin-bottom="0.2958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esrine</dc:creator>
    <meta:creation-date>2018-10-10T10:45:00Z</meta:creation-date>
    <dc:date>2018-10-11T00:42:00Z</dc:date>
    <meta:template xlink:href="Normal.dotm" xlink:type="simple"/>
    <meta:editing-cycles>12</meta:editing-cycles>
    <meta:editing-duration>PT12540S</meta:editing-duration>
    <meta:document-statistic meta:page-count="2" meta:paragraph-count="4" meta:word-count="377" meta:character-count="2450" meta:row-count="17" meta:non-whitespace-character-count="2077"/>
  </office:meta>
</office:document-meta>
</file>